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53214281310940579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08352794099081858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908968505791012939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44463373201376089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17390097506855492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57841308126132759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71958471518757108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086285991591509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81490" text:continue-list="list471958471518757108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0397236669987939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6999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6821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84669"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8215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8532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49577649836899982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19093571417313666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72544869945874307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9031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7377185075394586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4491355958742788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29478583212735293" text:style-name="L15">
        <text:list-item>
          <text:list>
            <text:list-header>
              <text:p text:style-name="P183">1.5 miles averaging about 9:40/mile and rest 1 min</text:p>
            </text:list-header>
          </text:list>
        </text:list-item>
      </text:list>
      <text:p text:style-name="P24">1 mile in 8:26 and rest 2 min</text:p>
      <text:list xml:id="list841352215882039795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218996494746446099"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7765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74445493159976214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90678849028573557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646918546992836204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88023" text:continue-list="list2906788490285735573" text:style-name="L19">
        <text:list-item>
          <text:list>
            <text:list-header>
              <text:p text:style-name="P187">(Pace*HR)=1240</text:p>
            </text:list-header>
          </text:list>
        </text:list-item>
      </text:list>
      <text:list xml:id="list34389315" text:continue-list="list1744454931599762140" text:style-name="L18">
        <text:list-item>
          <text:list>
            <text:list-header>
              <text:p text:style-name="P186">2 miles at 10:46/mile Ave HR= 121 bpm and rest a few minutes</text:p>
            </text:list-header>
          </text:list>
        </text:list-item>
      </text:list>
      <text:list xml:id="list34390660" text:continue-list="list3438802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7510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23753547880772849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90348584392705250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7351793392848585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45871858422073276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7314605588391656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7214794022223174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9478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8861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9188758902814900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4942324241327745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4595851833404866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3773818382187095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1517100649348528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54628737072161440" text:style-name="L32">
        <text:list-item>
          <text:list>
            <text:list-header>
              <text:p text:style-name="P197">0.25 miles in 2:54</text:p>
              <text:p text:style-name="P197">1 mile in 9:21 going faster as I ran and ending at around 8:30 pace</text:p>
            </text:list-header>
          </text:list>
        </text:list-item>
      </text:list>
      <text:list xml:id="list764295985552602050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5226702481280563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9465439667692507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519862960698928154"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341281025688363585"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44119734547676952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10"><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02323561732509389"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oft-page-break/><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2T14:12:03.33</dc:date>
    <dc:creator>James Lombardi</dc:creator>
    <meta:editing-duration>P29DT4H11M42S</meta:editing-duration>
    <meta:editing-cycles>2170</meta:editing-cycles>
    <meta:generator>OpenOffice/4.1.2$Win32 OpenOffice.org_project/412m3$Build-9782</meta:generator>
    <meta:document-statistic meta:table-count="0" meta:image-count="9" meta:object-count="0" meta:page-count="215" meta:paragraph-count="6287" meta:word-count="67786" meta:character-count="346912"/>
  </office:meta>
</office:document-meta>
</file>